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family-generic="modern" style:font-pitch="fixed"/>
    <style:font-face style:name="Berenis ADF Pro SC" svg:font-family="'Berenis ADF Pro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3cm" fo:min-width="2.593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1cm" fo:min-width="2.593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49cm" fo:min-width="2.59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79cm" fo:min-width="2.593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Line_20_Style_20_9" svg:stroke-width="0.035cm" svg:stroke-color="#666666" draw:marker-start-width="0.252cm" draw:marker-end-width="0.252cm" draw:fill="none" draw:fill-color="#ffffff" draw:textarea-horizontal-align="justify" draw:textarea-vertical-align="middle" draw:auto-grow-height="false" fo:min-height="0.224cm" fo:min-width="3.48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66" draw:marker-start-width="0.252cm" draw:marker-end-width="0.252cm" draw:fill="none" draw:textarea-vertical-align="middle" draw:auto-grow-height="false" fo:min-height="3.353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_33__20_Dashes_20_3_20_Dots_20__28_var_29_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478cm" fo:min-width="4.292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_33__20_Dashes_20_3_20_Dots_20__28_var_29_" svg:stroke-width="0.035cm" svg:stroke-color="#0066b3" draw:marker-start-width="0.252cm" draw:marker-end-width="0.252cm" draw:fill="none" draw:fill-color="#ffffff" draw:textarea-horizontal-align="justify" draw:textarea-vertical-align="middle" draw:auto-grow-height="false" fo:min-height="0.478cm" fo:min-width="4.292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_33__20_Dashes_20_3_20_Dots_20__28_var_29_" svg:stroke-width="0.035cm" svg:stroke-color="#fff200" draw:marker-start-width="0.252cm" draw:marker-end-width="0.252cm" draw:fill="none" draw:fill-color="#ffffff" draw:textarea-horizontal-align="justify" draw:textarea-vertical-align="middle" draw:auto-grow-height="false" fo:min-height="0.478cm" fo:min-width="9.118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224cm" fo:min-width="2.593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0.421cm"/>
    </style:style>
    <style:style style:name="gr12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00a65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fo:min-height="0.839cm"/>
    </style:style>
    <style:style style:name="gr15" style:family="graphic" style:parent-style-name="standard">
      <style:graphic-properties svg:stroke-width="0.053cm" svg:stroke-color="#00aaad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6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693cm" fo:min-width="3.911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78cm" fo:min-width="4.292cm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2cm" fo:min-width="4.292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63cm" fo:min-width="4.292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71cm" fo:min-width="3.784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44cm" fo:min-width="4.292cm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51cm" fo:min-width="4.292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19cm" fo:min-width="3.784cm" fo:padding-top="0.142cm" fo:padding-bottom="0.142cm" fo:padding-left="0.267cm" fo:padding-right="0.267cm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324cm" fo:min-width="4.292cm" fo:padding-top="0.142cm" fo:padding-bottom="0.142cm" fo:padding-left="0.267cm" fo:padding-right="0.267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solid" draw:stroke-dash="_33__20_Dashes_20_3_20_Dots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844cm" fo:min-width="5.943cm" fo:padding-top="0.142cm" fo:padding-bottom="0.142cm" fo:padding-left="0.267cm" fo:padding-right="0.267cm"/>
    </style:style>
    <style:style style:name="P1" style:family="paragraph">
      <style:paragraph-properties fo:margin-left="0.051cm" fo:margin-right="0cm" fo:text-align="center" fo:text-indent="0cm"/>
      <style:text-properties fo:font-size="12pt"/>
    </style:style>
    <style:style style:name="P2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2pt"/>
    </style:style>
    <style:style style:name="P3" style:family="paragraph">
      <style:paragraph-properties fo:margin-left="0.051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051cm" fo:margin-right="0cm" fo:text-align="center" fo:text-indent="0cm"/>
      <style:text-properties fo:font-size="12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left="0.051cm" fo:margin-right="0cm" fo:text-align="center" fo:text-indent="0cm"/>
      <style:text-properties style:font-name="Cousine" fo:font-size="12pt" fo:font-weight="bold" style:font-weight-asian="bold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00a65d"/>
      <style:paragraph-properties fo:text-align="center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style:font-name="Berenis ADF Pro SC" fo:font-size="14pt" fo:font-style="normal" style:font-size-asian="14pt" style:font-style-asian="normal" style:font-size-complex="14pt" style:font-style-complex="normal"/>
    </style:style>
    <style:style style:name="P14" style:family="paragraph">
      <style:paragraph-properties fo:margin-left="0.051cm" fo:margin-right="0cm" fo:text-align="start" fo:text-indent="0cm"/>
      <style:text-properties fo:font-size="12pt"/>
    </style:style>
    <style:style style:name="P15" style:family="paragraph">
      <loext:graphic-properties draw:fill="none" draw:fill-color="#ffffff"/>
      <style:paragraph-properties fo:margin-left="0.051cm" fo:margin-right="0cm" fo:text-align="start" fo:text-indent="0cm"/>
      <style:text-properties style:font-name="Cousine" fo:font-size="12pt"/>
    </style:style>
    <style:style style:name="P16" style:family="paragraph">
      <loext:graphic-properties draw:fill-color="#999999"/>
      <style:paragraph-properties fo:text-align="center"/>
    </style:style>
    <style:style style:name="T1" style:family="text">
      <style:text-properties style:font-name="Cousine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weight="bold" style:font-weight-asian="bold" style:font-weight-complex="bold"/>
    </style:style>
    <style:style style:name="T4" style:family="text">
      <style:text-properties style:font-name="Roboto" fo:font-size="9pt" style:font-size-asian="9pt" style:font-size-complex="9pt"/>
    </style:style>
    <style:style style:name="T5" style:family="text">
      <style:text-properties style:font-name="Berenis ADF Pro SC"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Cousin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27cm" svg:height="0.747cm" svg:x="0.654cm" svg:y="2.07cm">
          <text:p text:style-name="P1"><text:span text:style-name="T1">&lt;dicom&gt;.zi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3.127cm" svg:height="0.745cm" svg:x="0.654cm" svg:y="3.086cm">
          <text:p text:style-name="P1"><text:span text:style-name="T1">&lt;dicom&gt;.t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3.127cm" svg:height="0.733cm" svg:x="0.654cm" svg:y="4.102cm">
          <text:p text:style-name="P1"><text:span text:style-name="T1">&lt;parrec&gt;.zi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3.127cm" svg:height="0.745cm" svg:x="0.654cm" svg:y="5.118cm">
          <text:p text:style-name="P1"><text:span text:style-name="T1">&lt;parrec&gt;.t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draw:layer="layout" svg:width="3.127cm" svg:height="1.074cm" svg:x="0.654cm" svg:y="6.134cm">
          <text:p text:style-name="P1"><text:span text:style-name="T1">image.PAR</text:span></text:p>
          <text:p text:style-name="P1"><text:span text:style-name="T1">image.R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4.016cm" svg:height="0.508cm" draw:transform="rotate (1.5707963267949) translate (4.567cm 6.037cm)">
          <text:p text:style-name="P3"><text:span text:style-name="T2">max 1 nested leve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2" draw:layer="layout" svg:width="3.127cm" svg:height="1.074cm" svg:x="0.654cm" svg:y="7.473cm">
          <text:p text:style-name="P1"><text:span text:style-name="T1">image.par</text:span></text:p>
          <text:p text:style-name="P1"><text:span text:style-name="T1">image.r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draw:layer="layout" svg:width="0.508cm" svg:height="3.837cm" svg:x="3.956cm" svg:y="2.043cm">
          <text:p text:style-name="P5"><text:s/></text:p>
          <draw:enhanced-geometry svg:viewBox="0 0 21600 21600" draw:glue-points="0 0 0 21600 21600 10800" draw:text-areas="0 ?f9 7800 ?f10" draw:type="right-brace" draw:modifiers="1800 10706.754697816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8" draw:layer="layout" svg:width="4.826cm" svg:height="0.762cm" svg:x="0.254cm" svg:y="0.127cm">
          <text:p text:style-name="P7"><text:span text:style-name="T3">INP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4.826cm" svg:height="0.762cm" svg:x="16.51cm" svg:y="0.127cm">
          <text:p text:style-name="P7"><text:span text:style-name="T3">OUTPU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8" draw:layer="layout" svg:width="9.652cm" svg:height="0.762cm" svg:x="6.009cm" svg:y="0.127cm">
          <text:p text:style-name="P7"><text:span text:style-name="T3">PROCES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3.127cm" svg:height="0.508cm" svg:x="6.026cm" svg:y="1.253cm">
          <text:p text:style-name="P1"><text:span text:style-name="T1">prepa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3.127cm" svg:height="0.508cm" svg:x="6.028cm" svg:y="2.695cm">
          <text:p text:style-name="P1"><text:span text:style-name="T1">dcm2nii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3.127cm" svg:height="0.508cm" svg:x="6.033cm" svg:y="9.761cm">
          <text:p text:style-name="P1"><text:span text:style-name="T1">pyde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draw:layer="layout" svg:width="3.127cm" svg:height="0.508cm" svg:x="6.023cm" svg:y="12.712cm">
          <text:p text:style-name="P1"><text:span text:style-name="T1">resolv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9" draw:layer="layout" svg:width="4.613cm" svg:height="0.671cm" svg:x="10.086cm" svg:y="1.083cm">
          <draw:text-box>
            <text:p><text:span text:style-name="T4">remove_incomplete_volumes</text:span></text:p>
          </draw:text-box>
        </draw:frame>
        <draw:custom-shape draw:style-name="gr12" draw:text-style-name="P10" draw:layer="layout" svg:width="0.254cm" svg:height="0.254cm" svg:x="14.522cm" svg:y="1.30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" draw:text-style-name="P11" draw:layer="layout" svg:width="0.254cm" svg:height="0.254cm" svg:x="12.432cm" svg:y="7.58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11" draw:text-style-name="P9" draw:layer="layout" svg:width="4.613cm" svg:height="0.671cm" svg:x="10.087cm" svg:y="1.465cm">
          <draw:text-box>
            <text:p><text:span text:style-name="T4">decompress_dicoms</text:span></text:p>
          </draw:text-box>
        </draw:frame>
        <draw:custom-shape draw:style-name="gr12" draw:text-style-name="P10" draw:layer="layout" svg:width="0.254cm" svg:height="0.254cm" svg:x="13.334cm" svg:y="1.68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1" draw:text-style-name="P9" draw:layer="layout" svg:width="4.613cm" svg:height="0.671cm" svg:x="10.072cm" svg:y="2.898cm">
          <draw:text-box>
            <text:p><text:span text:style-name="T4">comment -&gt; “”</text:span></text:p>
          </draw:text-box>
        </draw:frame>
        <draw:frame draw:style-name="gr11" draw:text-style-name="P9" draw:layer="layout" svg:width="4.613cm" svg:height="0.671cm" svg:x="10.073cm" svg:y="3.261cm">
          <draw:text-box>
            <text:p><text:span text:style-name="T4">compress_images -&gt; yes</text:span></text:p>
          </draw:text-box>
        </draw:frame>
        <draw:frame draw:style-name="gr14" draw:text-style-name="P9" draw:layer="layout" svg:width="5.397cm" svg:height="1.089cm" svg:x="10.074cm" svg:y="3.643cm">
          <draw:text-box>
            <text:p><text:span text:style-name="T4">compression_level -&gt; 6</text:span></text:p>
          </draw:text-box>
        </draw:frame>
        <draw:frame draw:style-name="gr11" draw:text-style-name="P9" draw:layer="layout" svg:width="4.613cm" svg:height="0.671cm" svg:x="10.075cm" svg:y="4.025cm">
          <draw:text-box>
            <text:p><text:span text:style-name="T4">convert_only_series -&gt; all</text:span></text:p>
          </draw:text-box>
        </draw:frame>
        <draw:frame draw:style-name="gr11" draw:text-style-name="P9" draw:layer="layout" svg:width="4.613cm" svg:height="0.671cm" svg:x="10.076cm" svg:y="4.407cm">
          <draw:text-box>
            <text:p><text:span text:style-name="T4">crop</text:span></text:p>
          </draw:text-box>
        </draw:frame>
        <draw:frame draw:style-name="gr11" draw:text-style-name="P9" draw:layer="layout" svg:width="4.613cm" svg:height="0.671cm" svg:x="10.071cm" svg:y="5.133cm">
          <draw:text-box>
            <text:p><text:span text:style-name="T4">filename -&gt; %f</text:span></text:p>
          </draw:text-box>
        </draw:frame>
        <draw:frame draw:style-name="gr11" draw:text-style-name="P9" draw:layer="layout" svg:width="4.613cm" svg:height="0.671cm" svg:x="10.071cm" svg:y="5.5cm">
          <draw:text-box>
            <text:p><text:span text:style-name="T4">ig</text:span><text:span text:style-name="T4">n</text:span><text:span text:style-name="T4">or</text:span><text:span text:style-name="T4">e_</text:span><text:span text:style-name="T4">d</text:span><text:span text:style-name="T4">er</text:span><text:span text:style-name="T4">iv</text:span><text:span text:style-name="T4">e</text:span><text:span text:style-name="T4">d</text:span></text:p>
          </draw:text-box>
        </draw:frame>
        <draw:frame draw:style-name="gr11" draw:text-style-name="P9" draw:layer="layout" svg:width="4.613cm" svg:height="0.671cm" svg:x="10.073cm" svg:y="5.875cm">
          <draw:text-box>
            <text:p><text:span text:style-name="T4">ignore_errors</text:span></text:p>
          </draw:text-box>
        </draw:frame>
        <draw:custom-shape draw:style-name="gr12" draw:text-style-name="P10" draw:layer="layout" svg:width="0.254cm" svg:height="0.254cm" svg:x="10.99cm" svg:y="4.636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2.424cm" svg:y="5.712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frame draw:style-name="gr11" draw:text-style-name="P9" draw:layer="layout" svg:width="4.613cm" svg:height="0.671cm" svg:x="10.087cm" svg:y="6.254cm">
          <draw:text-box>
            <text:p><text:span text:style-name="T4">lossless_scaling -&gt; no</text:span></text:p>
          </draw:text-box>
        </draw:frame>
        <draw:frame draw:style-name="gr11" draw:text-style-name="P9" draw:layer="layout" svg:width="4.613cm" svg:height="0.671cm" svg:x="10.087cm" svg:y="6.611cm">
          <draw:text-box>
            <text:p><text:span text:style-name="T4">merge2d</text:span></text:p>
          </draw:text-box>
        </draw:frame>
        <draw:frame draw:style-name="gr11" draw:text-style-name="P9" draw:layer="layout" svg:width="4.613cm" svg:height="0.671cm" svg:x="10.055cm" svg:y="6.963cm">
          <draw:text-box>
            <text:p><text:span text:style-name="T4">output_nrrd</text:span></text:p>
          </draw:text-box>
        </draw:frame>
        <draw:frame draw:style-name="gr11" draw:text-style-name="P9" draw:layer="layout" svg:width="4.613cm" svg:height="0.671cm" svg:x="10.07cm" svg:y="7.349cm">
          <draw:text-box>
            <text:p><text:span text:style-name="T4">p</text:span><text:span text:style-name="T4">hi</text:span><text:span text:style-name="T4">li</text:span><text:span text:style-name="T4">p</text:span><text:span text:style-name="T4">s_</text:span><text:span text:style-name="T4">sc</text:span><text:span text:style-name="T4">al</text:span><text:span text:style-name="T4">in</text:span><text:span text:style-name="T4">g</text:span></text:p>
          </draw:text-box>
        </draw:frame>
        <draw:frame draw:style-name="gr11" draw:text-style-name="P9" draw:layer="layout" svg:width="4.613cm" svg:height="0.671cm" svg:x="10.071cm" svg:y="7.729cm">
          <draw:text-box>
            <text:p><text:span text:style-name="T4">single_file_mode</text:span></text:p>
          </draw:text-box>
        </draw:frame>
        <draw:frame draw:style-name="gr11" draw:text-style-name="P9" draw:layer="layout" svg:width="4.613cm" svg:height="0.671cm" svg:x="10.083cm" svg:y="8.113cm">
          <draw:text-box>
            <text:p><text:span text:style-name="T4">text_notes_private</text:span></text:p>
          </draw:text-box>
        </draw:frame>
        <draw:frame draw:style-name="gr11" draw:text-style-name="P9" draw:layer="layout" svg:width="4.613cm" svg:height="0.671cm" svg:x="10.049cm" svg:y="4.778cm">
          <draw:text-box>
            <text:p><text:span text:style-name="T4">dcm2niix_verbose</text:span></text:p>
          </draw:text-box>
        </draw:frame>
        <draw:custom-shape draw:style-name="gr12" draw:text-style-name="P10" draw:layer="layout" svg:width="0.254cm" svg:height="0.254cm" svg:x="11.651cm" svg:y="6.838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1.967cm" svg:y="7.193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2.717cm" svg:y="7.972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2.929cm" svg:y="8.343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2.932cm" svg:y="4.993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5" draw:text-style-name="P13" draw:layer="layout" svg:width="0.457cm" svg:height="0.457cm" svg:x="12.387cm" svg:y="3.036cm">
          <text:p text:style-name="P12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13" draw:layer="layout" svg:width="0.457cm" svg:height="0.457cm" svg:x="13.253cm" svg:y="8.228cm">
          <text:p text:style-name="P12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9" draw:layer="layout" svg:width="4.613cm" svg:height="0.671cm" svg:x="10.048cm" svg:y="9.549cm">
          <draw:text-box>
            <text:p><text:span text:style-name="T4">pydeface</text:span></text:p>
          </draw:text-box>
        </draw:frame>
        <draw:frame draw:style-name="gr11" draw:text-style-name="P9" draw:layer="layout" svg:width="4.613cm" svg:height="0.671cm" svg:x="10.049cm" svg:y="9.928cm">
          <draw:text-box>
            <text:p><text:span text:style-name="T4">pydeface_cost -&gt; </text:span><text:span text:style-name="T4">mutualinfo</text:span></text:p>
          </draw:text-box>
        </draw:frame>
        <draw:frame draw:style-name="gr11" draw:text-style-name="P9" draw:layer="layout" svg:width="4.613cm" svg:height="0.671cm" svg:x="10.06cm" svg:y="10.362cm">
          <draw:text-box>
            <text:p><text:span text:style-name="T4">pydeface_nocleanup</text:span></text:p>
          </draw:text-box>
        </draw:frame>
        <draw:frame draw:style-name="gr11" draw:text-style-name="P9" draw:layer="layout" svg:width="4.613cm" svg:height="0.671cm" svg:x="10.06cm" svg:y="10.743cm">
          <draw:text-box>
            <text:p><text:span text:style-name="T4">pydeface_verbose</text:span></text:p>
          </draw:text-box>
        </draw:frame>
        <draw:custom-shape draw:style-name="gr12" draw:text-style-name="P10" draw:layer="layout" svg:width="0.254cm" svg:height="0.254cm" svg:x="11.636cm" svg:y="9.765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3.266cm" svg:y="10.585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2" draw:text-style-name="P10" draw:layer="layout" svg:width="0.254cm" svg:height="0.254cm" svg:x="12.932cm" svg:y="10.959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16" draw:text-style-name="P2" draw:layer="layout" svg:width="4.445cm" svg:height="0.977cm" svg:x="0.254cm" svg:y="10.521cm">
          <text:p text:style-name="P1"><text:span text:style-name="T1">&lt;template&gt;.nift</text:span><text:span text:style-name="T1">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2" draw:layer="layout" svg:width="4.445cm" svg:height="0.977cm" svg:x="0.254cm" svg:y="11.625cm">
          <text:p text:style-name="P1"><text:span text:style-name="T1">&lt;facemask</text:span><text:span text:style-name="T1">&gt;.nift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5" draw:layer="layout" svg:width="4.826cm" svg:height="0.662cm" svg:x="0.254cm" svg:y="1.243cm">
          <text:p text:style-name="P14"><text:span text:style-name="T1">One Requir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5" draw:layer="layout" svg:width="4.826cm" svg:height="0.746cm" svg:x="0.254cm" svg:y="9.525cm">
          <text:p text:style-name="P14"><text:span text:style-name="T1">Option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9" draw:layer="layout" svg:width="4.613cm" svg:height="0.671cm" svg:x="10.088cm" svg:y="2.532cm">
          <draw:text-box>
            <text:p><text:span text:style-name="T4">anonymize_bids</text:span></text:p>
          </draw:text-box>
        </draw:frame>
        <draw:frame draw:style-name="gr11" draw:text-style-name="P9" draw:layer="layout" svg:width="4.613cm" svg:height="0.671cm" svg:x="10.076cm" svg:y="12.554cm">
          <draw:text-box>
            <text:p><text:span text:style-name="T4">bids_sidecar -&gt; no</text:span></text:p>
          </draw:text-box>
        </draw:frame>
        <draw:custom-shape draw:style-name="gr19" draw:text-style-name="P2" xml:id="id2" draw:id="id2" draw:layer="layout" svg:width="4.826cm" svg:height="0.747cm" svg:x="16.51cm" svg:y="6.446cm">
          <text:p text:style-name="P14"><text:span text:style-name="T6">&lt;filename</text:span><text:span text:style-name="T6">&gt;</text:span><text:span text:style-name="T6">.ni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11" draw:layer="layout" svg:width="0.254cm" svg:height="0.254cm" svg:x="12.698cm" svg:y="2.7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5" draw:text-style-name="P13" draw:layer="layout" svg:width="0.457cm" svg:height="0.457cm" svg:x="13.093cm" svg:y="2.657cm">
          <text:p text:style-name="P12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2" draw:text-style-name="P10" draw:layer="layout" svg:width="0.254cm" svg:height="0.254cm" svg:x="12.24cm" svg:y="6.098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frame draw:style-name="gr11" draw:text-style-name="P9" draw:layer="layout" svg:width="4.613cm" svg:height="0.671cm" svg:x="10.048cm" svg:y="8.89cm">
          <draw:text-box>
            <text:p><text:span text:style-name="T4">coil_combine</text:span></text:p>
          </draw:text-box>
        </draw:frame>
        <draw:custom-shape draw:style-name="gr19" draw:text-style-name="P2" draw:layer="layout" svg:width="4.826cm" svg:height="0.747cm" svg:x="16.51cm" svg:y="2.047cm">
          <text:p text:style-name="P14"><text:span text:style-name="T1">&lt;filename&gt;.nii.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5" xml:id="id11" draw:id="id11" draw:layer="layout" svg:width="4.826cm" svg:height="0.747cm" svg:x="16.51cm" svg:y="12.742cm">
          <text:p text:style-name="P14"><text:span text:style-name="T6">&lt;filename&gt;</text:span><text:span text:style-name="T6">.j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0" draw:text-style-name="P2" draw:layer="layout" svg:width="4.318cm" svg:height="1.255cm" svg:x="17.018cm" svg:y="3.925cm">
          <text:p text:style-name="P14"><text:span text:style-name="T6">&lt;filename&gt;</text:span><text:span text:style-name="T6">.bval</text:span></text:p>
          <text:p text:style-name="P14"><text:span text:style-name="T6">&lt;filename&gt;</text:span><text:span text:style-name="T6">.bve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5" xml:id="id4" draw:id="id4" draw:layer="layout" svg:width="4.826cm" svg:height="1.128cm" svg:x="16.51cm" svg:y="8.235cm">
          <text:p text:style-name="P14"><text:span text:style-name="T6">&lt;filename&gt;</text:span><text:span text:style-name="T6">.nhdr</text:span></text:p>
          <text:p text:style-name="P14"><text:span text:style-name="T6">&lt;filename&gt;.raw.g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2" xml:id="id5" draw:id="id5" draw:layer="layout" svg:width="4.826cm" svg:height="0.747cm" svg:x="16.51cm" svg:y="7.345cm">
          <text:p text:style-name="P14"><text:span text:style-name="T6">&lt;filename&gt;</text:span><text:span text:style-name="T6">.nrr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5" draw:layer="layout" svg:width="4.826cm" svg:height="0.635cm" svg:x="16.51cm" svg:y="1.27cm">
          <text:p text:style-name="P14"><text:span text:style-name="T1">Default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" draw:text-style-name="P15" draw:layer="layout" svg:width="4.318cm" svg:height="0.603cm" svg:x="17.018cm" svg:y="3.175cm">
          <text:p text:style-name="P14"><text:span text:style-name="T1">if diffusion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15" draw:layer="layout" svg:width="4.826cm" svg:height="0.608cm" svg:x="16.51cm" svg:y="5.588cm">
          <text:p text:style-name="P14"><text:span text:style-name="T1">Modifications: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5" draw:text-style-name="P6" draw:layer="layout" svg:x1="15.184cm" svg:y1="3.624cm" svg:x2="16.51cm" svg:y2="6.819cm" draw:start-shape="id1" draw:end-shape="id2" draw:end-glue-point="3" svg:d="M15184 3624h655v3195h671" svg:viewBox="0 0 1327 3196">
          <text:p/>
        </draw:connector>
        <draw:connector draw:style-name="gr25" draw:text-style-name="P6" draw:layer="layout" draw:line-skew="-0.5cm" svg:x1="14.478cm" svg:y1="7.319cm" svg:x2="16.51cm" svg:y2="8.799cm" draw:start-shape="id3" draw:start-glue-point="1" draw:end-shape="id4" draw:end-glue-point="3" svg:d="M14478 7319h508v1480h1524" svg:viewBox="0 0 2033 1481">
          <text:p/>
        </draw:connector>
        <draw:connector draw:style-name="gr25" draw:text-style-name="P6" draw:layer="layout" svg:x1="15.184cm" svg:y1="3.624cm" svg:x2="16.51cm" svg:y2="7.718cm" draw:start-shape="id1" draw:end-shape="id5" svg:d="M15184 3624h655v4094h671" svg:viewBox="0 0 1327 4095">
          <text:p/>
        </draw:connector>
        <draw:connector draw:style-name="gr25" draw:text-style-name="P6" draw:layer="layout" draw:line-skew="-0.5cm" svg:x1="14.478cm" svg:y1="7.319cm" svg:x2="16.51cm" svg:y2="7.718cm" draw:start-shape="id3" draw:start-glue-point="1" draw:end-shape="id5" svg:d="M14478 7319h508v399h1524" svg:viewBox="0 0 2033 400">
          <text:p/>
        </draw:connector>
        <draw:custom-shape draw:style-name="gr15" draw:text-style-name="P13" draw:layer="layout" svg:width="0.457cm" svg:height="0.457cm" svg:x="12.016cm" svg:y="9.652cm">
          <text:p text:style-name="P12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6" draw:text-style-name="P6" xml:id="id1" draw:id="id1" draw:layer="layout" svg:x1="13.914cm" svg:y1="3.624cm" svg:x2="15.184cm" svg:y2="3.624cm">
          <text:p/>
        </draw:line>
        <draw:frame draw:style-name="gr11" draw:text-style-name="P9" draw:layer="layout" svg:width="0.985cm" svg:height="0.671cm" svg:x="14.516cm" svg:y="3.129cm">
          <draw:text-box>
            <text:p><text:span text:style-name="T4">no</text:span></text:p>
          </draw:text-box>
        </draw:frame>
        <draw:custom-shape draw:style-name="gr27" draw:text-style-name="P16" draw:layer="layout" svg:width="0.254cm" svg:height="0.254cm" svg:x="14.462cm" svg:y="3.3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6" draw:layer="layout" svg:width="0.254cm" svg:height="0.254cm" svg:x="14.446cm" svg:y="7.0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6" draw:text-style-name="P6" xml:id="id3" draw:id="id3" draw:layer="layout" svg:x1="12.319cm" svg:y1="7.319cm" svg:x2="14.478cm" svg:y2="7.319cm">
          <text:p/>
        </draw:line>
        <draw:custom-shape draw:style-name="gr13" draw:text-style-name="P11" draw:layer="layout" svg:width="0.254cm" svg:height="0.254cm" svg:x="14.708cm" svg:y="7.02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1" draw:text-style-name="P2" xml:id="id7" draw:id="id7" draw:layer="layout" svg:width="4.826cm" svg:height="1.128cm" svg:x="16.51cm" svg:y="9.767cm">
          <text:p text:style-name="P14"><text:span text:style-name="T1">d</text:span><text:span text:style-name="T1">e</text:span><text:span text:style-name="T1">f</text:span><text:span text:style-name="T1">a</text:span><text:span text:style-name="T1">c</text:span><text:span text:style-name="T1">e</text:span><text:span text:style-name="T1">d </text:span><text:span text:style-name="T1">v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text:span text:style-name="T1">:</text:span></text:p>
          <text:p text:style-name="P14"><text:span text:style-name="T1">&lt;</text:span><text:span text:style-name="T1">f</text:span><text:span text:style-name="T1">i</text:span><text:span text:style-name="T1">l</text:span><text:span text:style-name="T1">e</text:span><text:span text:style-name="T1">n</text:span><text:span text:style-name="T1">a</text:span><text:span text:style-name="T1">m</text:span><text:span text:style-name="T1">e</text:span><text:span text:style-name="T1">&gt;</text:span><text:span text:style-name="T1">.</text:span><text:span text:style-name="T1">n</text:span><text:span text:style-name="T1">i</text:span><text:span text:style-name="T1">i</text:span><text:span text:style-name="T1">.</text:span><text:span text:style-name="T1">g</text:span><text:span text:style-name="T1">z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5" xml:id="id9" draw:id="id9" draw:layer="layout" svg:width="6.477cm" svg:height="1.128cm" svg:x="14.861cm" svg:y="11.05cm">
          <text:p text:style-name="P14"><text:span text:style-name="T1">&lt;</text:span><text:span text:style-name="T1">f</text:span><text:span text:style-name="T1">&gt;</text:span><text:span text:style-name="T1">_</text:span><text:span text:style-name="T1">p</text:span><text:span text:style-name="T1">y</text:span><text:span text:style-name="T1">d</text:span><text:span text:style-name="T1">e</text:span><text:span text:style-name="T1">f</text:span><text:span text:style-name="T1">a</text:span><text:span text:style-name="T1">c</text:span><text:span text:style-name="T1">e</text:span><text:span text:style-name="T1">_</text:span><text:span text:style-name="T1">m</text:span><text:span text:style-name="T1">a</text:span><text:span text:style-name="T1">s</text:span><text:span text:style-name="T1">k</text:span><text:span text:style-name="T1">.</text:span><text:span text:style-name="T1">n</text:span><text:span text:style-name="T1">i</text:span><text:span text:style-name="T1">i</text:span><text:span text:style-name="T1">.</text:span><text:span text:style-name="T1">g</text:span><text:span text:style-name="T1">z</text:span></text:p>
          <text:p text:style-name="P14"><text:span text:style-name="T6">&lt;</text:span><text:span text:style-name="T6">f</text:span><text:span text:style-name="T6">&gt;</text:span><text:span text:style-name="T6">_</text:span><text:span text:style-name="T6">p</text:span><text:span text:style-name="T6">y</text:span><text:span text:style-name="T6">d</text:span><text:span text:style-name="T6">e</text:span><text:span text:style-name="T6">f</text:span><text:span text:style-name="T6">a</text:span><text:span text:style-name="T6">c</text:span><text:span text:style-name="T6">e</text:span><text:span text:style-name="T6">.</text:span><text:span text:style-name="T6">m</text:span><text:span text:style-name="T6">a</text:span><text:span text:style-name="T6">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6" draw:text-style-name="P6" xml:id="id6" draw:id="id6" draw:layer="layout" svg:x1="12.618cm" svg:y1="9.876cm" svg:x2="14.777cm" svg:y2="9.876cm">
          <text:p/>
        </draw:line>
        <draw:connector draw:style-name="gr25" draw:text-style-name="P6" draw:layer="layout" svg:x1="14.777cm" svg:y1="9.876cm" svg:x2="16.51cm" svg:y2="10.331cm" draw:start-shape="id6" draw:end-shape="id7" draw:end-glue-point="3" svg:d="M14777 9876h858v455h875" svg:viewBox="0 0 1734 456">
          <text:p/>
        </draw:connector>
        <draw:line draw:style-name="gr26" draw:text-style-name="P6" xml:id="id8" draw:id="id8" draw:layer="layout" svg:x1="13.634cm" svg:y1="10.838cm" svg:x2="14.294cm" svg:y2="10.838cm">
          <text:p/>
        </draw:line>
        <draw:connector draw:style-name="gr25" draw:text-style-name="P6" draw:layer="layout" svg:x1="14.294cm" svg:y1="10.838cm" svg:x2="14.861cm" svg:y2="11.614cm" draw:start-shape="id8" draw:start-glue-point="1" draw:end-shape="id9" draw:end-glue-point="3" svg:d="M14294 10838v776h567" svg:viewBox="0 0 568 777">
          <text:p/>
        </draw:connector>
        <draw:custom-shape draw:style-name="gr27" draw:text-style-name="P16" draw:layer="layout" svg:width="0.254cm" svg:height="0.254cm" svg:x="14.447cm" svg:y="9.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0.254cm" svg:height="0.254cm" svg:x="14.709cm" svg:y="9.57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27" draw:text-style-name="P16" draw:layer="layout" svg:width="0.254cm" svg:height="0.254cm" svg:x="13.762cm" svg:y="10.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0.254cm" svg:height="0.254cm" svg:x="14.024cm" svg:y="10.52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2" draw:text-style-name="P10" draw:layer="layout" svg:width="0.254cm" svg:height="0.254cm" svg:x="12.23cm" svg:y="9.099cm">
          <text:p/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line draw:style-name="gr26" draw:text-style-name="P6" xml:id="id10" draw:id="id10" draw:layer="layout" svg:x1="12.976cm" svg:y1="12.911cm" svg:x2="15.135cm" svg:y2="12.911cm">
          <text:p/>
        </draw:line>
        <draw:connector draw:style-name="gr25" draw:text-style-name="P6" draw:layer="layout" draw:line-skew="-0.32cm" svg:x1="15.135cm" svg:y1="12.911cm" svg:x2="16.51cm" svg:y2="13.115cm" draw:start-shape="id10" draw:start-glue-point="1" draw:end-shape="id11" svg:d="M15135 12911h359v204h1016" svg:viewBox="0 0 1376 205">
          <text:p/>
        </draw:connector>
        <draw:custom-shape draw:style-name="gr27" draw:text-style-name="P16" draw:layer="layout" svg:width="0.254cm" svg:height="0.254cm" svg:x="13.716cm" svg:y="12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0.985cm" svg:height="0.671cm" svg:x="13.762cm" svg:y="12.401cm">
          <draw:text-box>
            <text:p><text:span text:style-name="T4">yes</text:span></text:p>
          </draw:text-box>
        </draw:frame>
        <draw:custom-shape draw:style-name="gr15" draw:text-style-name="P13" draw:layer="layout" svg:width="0.457cm" svg:height="0.457cm" svg:x="0.151cm" svg:y="13.389cm">
          <text:p text:style-name="P12"><text:span text:style-name="T5">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9" draw:layer="layout" svg:width="6.391cm" svg:height="1.089cm" svg:x="0.443cm" svg:y="13.247cm">
          <draw:text-box>
            <text:p><text:span text:style-name="T4">may impact anonymization, if alter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family-generic="modern" style:font-pitch="fixed"/>
    <style:font-face style:name="Berenis ADF Pro SC" svg:font-family="'Berenis ADF Pro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30T09:51:33.197094511</meta:creation-date>
    <dc:date>2020-11-30T15:06:32.253824939</dc:date>
    <meta:editing-duration>PT1H24M38S</meta:editing-duration>
    <meta:editing-cycles>6</meta:editing-cycles>
    <meta:generator>LibreOffice/6.0.7.3$Linux_X86_64 LibreOffice_project/00m0$Build-3</meta:generator>
    <meta:document-statistic meta:object-count="98"/>
  </office:meta>
</office:document-meta>
</file>